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4.92mm" svg:y="350.98mm">
            <loext:p draw:notify-on-update-of-ranges="Sheet1.C3:Sheet1.C3 Sheet1.C4:Sheet1.C77 Sheet1.D3:Sheet1.D3 Sheet1.D4:Sheet1.D77 Sheet1.E3:Sheet1.E3 Sheet1.E4:Sheet1.E77 Sheet1.F3:Sheet1.F3 Sheet1.F4:Sheet1.F77 Sheet1.G3:Sheet1.G3 Sheet1.G4:Sheet1.G77 Sheet1.H3:Sheet1.H3 Sheet1.H4:Sheet1.H77 Sheet1.I3:Sheet1.I3 Sheet1.I4:Sheet1.I77 Sheet1.J3:Sheet1.J3 Sheet1.J4:Sheet1.J77 Sheet1.K3:Sheet1.K3 Sheet1.K4:Sheet1.K77 Sheet1.L3:Sheet1.L3 Sheet1.L4:Sheet1.L77 Sheet1.M3:Sheet1.M3 Sheet1.M4:Sheet1.M77 Sheet1.N3:Sheet1.N3 Sheet1.N4:Sheet1.N77 Sheet1.O3:Sheet1.O3 Sheet1.O4:Sheet1.O77 Sheet1.P3:Sheet1.P3 Sheet1.P4:Sheet1.P77 Sheet1.Q3:Sheet1.Q3 Sheet1.Q4:Sheet1.Q77 Sheet1.R3:Sheet1.R3 Sheet1.R4:Sheet1.R77 Sheet1.S3:Sheet1.S3 Sheet1.S4:Sheet1.S77 Sheet1.T3:Sheet1.T3 Sheet1.T4:Sheet1.T77 Sheet1.U3:Sheet1.U3 Sheet1.U4:Sheet1.U77 Sheet1.V3:Sheet1.V3 Sheet1.V4:Sheet1.V77 Sheet1.W3:Sheet1.W3 Sheet1.W4:Sheet1.W77 Sheet1.X3:Sheet1.X3 Sheet1.X4:Sheet1.X77 Sheet1.Y3:Sheet1.Y3 Sheet1.Y4:Sheet1.Y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8"/>
          <table:table-cell table:formula="of:=SUM([.D4:.Z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8"/>
          <table:table-cell table:formula="of:=SUM([.D5:.Z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7"/>
          <table:table-cell table:formula="of:=SUM([.D6:.Z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7"/>
          <table:table-cell table:formula="of:=SUM([.D7:.Z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7"/>
          <table:table-cell table:formula="of:=SUM([.D8:.Z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7"/>
          <table:table-cell table:formula="of:=SUM([.D9:.Z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6"/>
          <table:table-cell table:formula="of:=SUM([.D10:.Z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6"/>
          <table:table-cell table:formula="of:=SUM([.D11:.Z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6"/>
          <table:table-cell table:formula="of:=SUM([.D12:.Z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6"/>
          <table:table-cell table:formula="of:=SUM([.D13:.Z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6"/>
          <table:table-cell table:formula="of:=SUM([.D14:.Z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6"/>
          <table:table-cell table:formula="of:=SUM([.D15:.Z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5"/>
          <table:table-cell table:formula="of:=SUM([.D16:.Z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5"/>
          <table:table-cell table:formula="of:=SUM([.D17:.Z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8:.Z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9:.Z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3"/>
          <table:table-cell table:formula="of:=SUM([.D20:.Z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2"/>
          <table:table-cell table:formula="of:=SUM([.D21:.Z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table:formula="of:=SUM([.D22:.Z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table:formula="of:=SUM([.D23:.Z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4:.Z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5:.Z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1"/>
          <table:table-cell table:formula="of:=SUM([.D26:.Z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27:.Z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9"/>
          <table:table-cell table:formula="of:=SUM([.D28:.Z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table:formula="of:=SUM([.D29:.Z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30:.Z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9"/>
          <table:table-cell table:formula="of:=SUM([.D31:.Z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9"/>
          <table:table-cell table:formula="of:=SUM([.D32:.Z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9"/>
          <table:table-cell table:formula="of:=SUM([.D33:.Z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9"/>
          <table:table-cell table:formula="of:=SUM([.D34:.Z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SUM([.D35:.Z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6:.Z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37:.Z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8"/>
          <table:table-cell table:formula="of:=SUM([.D38:.Z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9:.Z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40:.Z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table:formula="of:=SUM([.D41:.Z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42:.Z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7"/>
          <table:table-cell table:formula="of:=SUM([.D43:.Z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7"/>
          <table:table-cell table:formula="of:=SUM([.D44:.Z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7"/>
          <table:table-cell table:formula="of:=SUM([.D45:.Z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7"/>
          <table:table-cell table:formula="of:=SUM([.D46:.Z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7"/>
          <table:table-cell table:formula="of:=SUM([.D47:.Z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table:formula="of:=SUM([.D48:.Z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formula="of:=SUM([.D49:.Z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6"/>
          <table:table-cell table:formula="of:=SUM([.D50:.Z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5"/>
          <table:table-cell table:formula="of:=SUM([.D51:.Z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5"/>
          <table:table-cell table:formula="of:=SUM([.D52:.Z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5"/>
          <table:table-cell table:formula="of:=SUM([.D53:.Z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5"/>
          <table:table-cell table:formula="of:=SUM([.D54:.Z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5"/>
          <table:table-cell table:formula="of:=SUM([.D55:.Z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5"/>
          <table:table-cell table:formula="of:=SUM([.D56:.Z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5"/>
          <table:table-cell table:formula="of:=SUM([.D57:.Z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5"/>
          <table:table-cell table:formula="of:=SUM([.D58:.Z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5"/>
          <table:table-cell table:formula="of:=SUM([.D59:.Z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5"/>
          <table:table-cell table:formula="of:=SUM([.D60:.Z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1:.Z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2:.Z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3:.Z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3"/>
          <table:table-cell table:formula="of:=SUM([.D64:.Z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3"/>
          <table:table-cell table:formula="of:=SUM([.D65:.Z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66:.Z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formula="of:=SUM([.D67:.Z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2"/>
          <table:table-cell table:formula="of:=SUM([.D68:.Z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2"/>
          <table:table-cell table:formula="of:=SUM([.D69:.Z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2"/>
          <table:table-cell table:formula="of:=SUM([.D70:.Z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2"/>
          <table:table-cell table:formula="of:=SUM([.D71:.Z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72:.Z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formula="of:=SUM([.D73:.Z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74:.Z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formula="of:=SUM([.D75:.Z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/>
          <table:table-cell table:formula="of:=SUM([.D76:.Z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/>
          <table:table-cell table:formula="of:=SUM([.D77:.Z7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6:30:31.004910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6-04-08T16:33:11.652707362</dc:date>
    <meta:editing-duration>PT6H36S</meta:editing-duration>
    <meta:editing-cycles>34</meta:editing-cycles>
    <meta:generator>LibreOffice/5.0.5.2$Linux_X86_64 LibreOffice_project/00m0$Build-2</meta:generator>
    <meta:document-statistic meta:table-count="1" meta:cell-count="8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Y77" chart:data-source-has-labels="both" svg:x="1.519cm" svg:y="1.703cm" svg:width="23.374cm" svg:height="14.708cm">
          <chartooo:coordinate-region svg:x="2.618cm" svg:y="1.902cm" svg:width="22.275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77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77" chart:label-cell-address="Sheet1.D3:Sheet1.D3" chart:class="chart:area">
            <chart:data-point chart:repeated="74"/>
          </chart:series>
          <chart:series chart:style-name="ch11" chart:values-cell-range-address="Sheet1.E4:Sheet1.E77" chart:label-cell-address="Sheet1.E3:Sheet1.E3" chart:class="chart:area">
            <chart:data-point chart:repeated="74"/>
          </chart:series>
          <chart:series chart:style-name="ch12" chart:values-cell-range-address="Sheet1.F4:Sheet1.F77" chart:label-cell-address="Sheet1.F3:Sheet1.F3" chart:class="chart:area">
            <chart:data-point chart:repeated="74"/>
          </chart:series>
          <chart:series chart:style-name="ch13" chart:values-cell-range-address="Sheet1.G4:Sheet1.G77" chart:label-cell-address="Sheet1.G3:Sheet1.G3" chart:class="chart:area">
            <chart:data-point chart:repeated="74"/>
          </chart:series>
          <chart:series chart:style-name="ch14" chart:values-cell-range-address="Sheet1.H4:Sheet1.H77" chart:label-cell-address="Sheet1.H3:Sheet1.H3" chart:class="chart:area">
            <chart:data-point chart:repeated="74"/>
          </chart:series>
          <chart:series chart:style-name="ch15" chart:values-cell-range-address="Sheet1.I4:Sheet1.I77" chart:label-cell-address="Sheet1.I3:Sheet1.I3" chart:class="chart:area">
            <chart:data-point chart:repeated="74"/>
          </chart:series>
          <chart:series chart:style-name="ch16" chart:values-cell-range-address="Sheet1.J4:Sheet1.J77" chart:label-cell-address="Sheet1.J3:Sheet1.J3" chart:class="chart:area">
            <chart:data-point chart:repeated="74"/>
          </chart:series>
          <chart:series chart:style-name="ch17" chart:values-cell-range-address="Sheet1.K4:Sheet1.K77" chart:label-cell-address="Sheet1.K3:Sheet1.K3" chart:class="chart:area">
            <chart:data-point chart:repeated="74"/>
          </chart:series>
          <chart:series chart:style-name="ch18" chart:values-cell-range-address="Sheet1.L4:Sheet1.L77" chart:label-cell-address="Sheet1.L3:Sheet1.L3" chart:class="chart:area">
            <chart:data-point chart:repeated="74"/>
          </chart:series>
          <chart:series chart:style-name="ch19" chart:values-cell-range-address="Sheet1.M4:Sheet1.M77" chart:label-cell-address="Sheet1.M3:Sheet1.M3" chart:class="chart:area">
            <chart:data-point chart:repeated="74"/>
          </chart:series>
          <chart:series chart:style-name="ch20" chart:values-cell-range-address="Sheet1.N4:Sheet1.N77" chart:label-cell-address="Sheet1.N3:Sheet1.N3" chart:class="chart:area">
            <chart:data-point chart:repeated="74"/>
          </chart:series>
          <chart:series chart:style-name="ch21" chart:values-cell-range-address="Sheet1.O4:Sheet1.O77" chart:label-cell-address="Sheet1.O3:Sheet1.O3" chart:class="chart:area">
            <chart:data-point chart:repeated="74"/>
          </chart:series>
          <chart:series chart:style-name="ch10" chart:values-cell-range-address="Sheet1.P4:Sheet1.P77" chart:label-cell-address="Sheet1.P3:Sheet1.P3" chart:class="chart:area">
            <chart:data-point chart:repeated="74"/>
          </chart:series>
          <chart:series chart:style-name="ch11" chart:values-cell-range-address="Sheet1.Q4:Sheet1.Q77" chart:label-cell-address="Sheet1.Q3:Sheet1.Q3" chart:class="chart:area">
            <chart:data-point chart:repeated="74"/>
          </chart:series>
          <chart:series chart:style-name="ch12" chart:values-cell-range-address="Sheet1.R4:Sheet1.R77" chart:label-cell-address="Sheet1.R3:Sheet1.R3" chart:class="chart:area">
            <chart:data-point chart:repeated="74"/>
          </chart:series>
          <chart:series chart:style-name="ch13" chart:values-cell-range-address="Sheet1.S4:Sheet1.S77" chart:label-cell-address="Sheet1.S3:Sheet1.S3" chart:class="chart:area">
            <chart:data-point chart:repeated="74"/>
          </chart:series>
          <chart:series chart:style-name="ch14" chart:values-cell-range-address="Sheet1.T4:Sheet1.T77" chart:label-cell-address="Sheet1.T3:Sheet1.T3" chart:class="chart:area">
            <chart:data-point chart:repeated="74"/>
          </chart:series>
          <chart:series chart:style-name="ch22" chart:values-cell-range-address="Sheet1.U4:Sheet1.U77" chart:label-cell-address="Sheet1.U3:Sheet1.U3" chart:class="chart:area">
            <chart:data-point chart:repeated="74"/>
          </chart:series>
          <chart:series chart:style-name="ch16" chart:values-cell-range-address="Sheet1.V4:Sheet1.V77" chart:label-cell-address="Sheet1.V3:Sheet1.V3" chart:class="chart:area">
            <chart:data-point chart:repeated="74"/>
          </chart:series>
          <chart:series chart:style-name="ch17" chart:values-cell-range-address="Sheet1.W4:Sheet1.W77" chart:label-cell-address="Sheet1.W3:Sheet1.W3" chart:class="chart:area">
            <chart:data-point chart:repeated="74"/>
          </chart:series>
          <chart:series chart:style-name="ch18" chart:values-cell-range-address="Sheet1.X4:Sheet1.X77" chart:label-cell-address="Sheet1.X3:Sheet1.X3" chart:class="chart:area">
            <chart:data-point chart:repeated="74"/>
          </chart:series>
          <chart:series chart:style-name="ch19" chart:values-cell-range-address="Sheet1.Y4:Sheet1.Y77" chart:label-cell-address="Sheet1.Y3:Sheet1.Y3" chart:class="chart:area">
            <chart:data-point chart:repeated="7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77</svg:desc>
                </draw:g>
              </table:table-cell>
              <table:table-cell office:value-type="float" office:value="0.3">
                <text:p>0.3</text:p>
                <draw:g>
                  <svg:desc>Sheet1.D4:Sheet1.D77</svg:desc>
                </draw:g>
              </table:table-cell>
              <table:table-cell office:value-type="float" office:value="27.7">
                <text:p>27.7</text:p>
                <draw:g>
                  <svg:desc>Sheet1.E4:Sheet1.E77</svg:desc>
                </draw:g>
              </table:table-cell>
              <table:table-cell office:value-type="float" office:value="54.2">
                <text:p>54.2</text:p>
                <draw:g>
                  <svg:desc>Sheet1.F4:Sheet1.F77</svg:desc>
                </draw:g>
              </table:table-cell>
              <table:table-cell office:value-type="float" office:value="2.9">
                <text:p>2.9</text:p>
                <draw:g>
                  <svg:desc>Sheet1.G4:Sheet1.G77</svg:desc>
                </draw:g>
              </table:table-cell>
              <table:table-cell office:value-type="float" office:value="14.8">
                <text:p>14.8</text:p>
                <draw:g>
                  <svg:desc>Sheet1.H4:Sheet1.H77</svg:desc>
                </draw:g>
              </table:table-cell>
              <table:table-cell office:value-type="float" office:value="NaN">
                <text:p>NaN</text:p>
                <draw:g>
                  <svg:desc>Sheet1.I4:Sheet1.I77</svg:desc>
                </draw:g>
              </table:table-cell>
              <table:table-cell office:value-type="float" office:value="NaN">
                <text:p>NaN</text:p>
                <draw:g>
                  <svg:desc>Sheet1.J4:Sheet1.J77</svg:desc>
                </draw:g>
              </table:table-cell>
              <table:table-cell office:value-type="float" office:value="NaN">
                <text:p>NaN</text:p>
                <draw:g>
                  <svg:desc>Sheet1.K4:Sheet1.K77</svg:desc>
                </draw:g>
              </table:table-cell>
              <table:table-cell office:value-type="float" office:value="NaN">
                <text:p>NaN</text:p>
                <draw:g>
                  <svg:desc>Sheet1.L4:Sheet1.L77</svg:desc>
                </draw:g>
              </table:table-cell>
              <table:table-cell office:value-type="float" office:value="NaN">
                <text:p>NaN</text:p>
                <draw:g>
                  <svg:desc>Sheet1.M4:Sheet1.M77</svg:desc>
                </draw:g>
              </table:table-cell>
              <table:table-cell office:value-type="float" office:value="NaN">
                <text:p>NaN</text:p>
                <draw:g>
                  <svg:desc>Sheet1.N4:Sheet1.N77</svg:desc>
                </draw:g>
              </table:table-cell>
              <table:table-cell office:value-type="float" office:value="NaN">
                <text:p>NaN</text:p>
                <draw:g>
                  <svg:desc>Sheet1.O4:Sheet1.O77</svg:desc>
                </draw:g>
              </table:table-cell>
              <table:table-cell office:value-type="float" office:value="NaN">
                <text:p>NaN</text:p>
                <draw:g>
                  <svg:desc>Sheet1.P4:Sheet1.P77</svg:desc>
                </draw:g>
              </table:table-cell>
              <table:table-cell office:value-type="float" office:value="NaN">
                <text:p>NaN</text:p>
                <draw:g>
                  <svg:desc>Sheet1.Q4:Sheet1.Q77</svg:desc>
                </draw:g>
              </table:table-cell>
              <table:table-cell office:value-type="float" office:value="NaN">
                <text:p>NaN</text:p>
                <draw:g>
                  <svg:desc>Sheet1.R4:Sheet1.R77</svg:desc>
                </draw:g>
              </table:table-cell>
              <table:table-cell office:value-type="float" office:value="NaN">
                <text:p>NaN</text:p>
                <draw:g>
                  <svg:desc>Sheet1.S4:Sheet1.S77</svg:desc>
                </draw:g>
              </table:table-cell>
              <table:table-cell office:value-type="float" office:value="NaN">
                <text:p>NaN</text:p>
                <draw:g>
                  <svg:desc>Sheet1.T4:Sheet1.T77</svg:desc>
                </draw:g>
              </table:table-cell>
              <table:table-cell office:value-type="float" office:value="NaN">
                <text:p>NaN</text:p>
                <draw:g>
                  <svg:desc>Sheet1.U4:Sheet1.U77</svg:desc>
                </draw:g>
              </table:table-cell>
              <table:table-cell office:value-type="float" office:value="NaN">
                <text:p>NaN</text:p>
                <draw:g>
                  <svg:desc>Sheet1.V4:Sheet1.V77</svg:desc>
                </draw:g>
              </table:table-cell>
              <table:table-cell office:value-type="float" office:value="NaN">
                <text:p>NaN</text:p>
                <draw:g>
                  <svg:desc>Sheet1.W4:Sheet1.W77</svg:desc>
                </draw:g>
              </table:table-cell>
              <table:table-cell office:value-type="float" office:value="NaN">
                <text:p>NaN</text:p>
                <draw:g>
                  <svg:desc>Sheet1.X4:Sheet1.X77</svg:desc>
                </draw:g>
              </table:table-cell>
              <table:table-cell office:value-type="float" office:value="NaN">
                <text:p>NaN</text:p>
                <draw:g>
                  <svg:desc>Sheet1.Y4:Sheet1.Y77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